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24000003178A321B8605676F9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Open Sans Extrabold" svg:font-family="'Open Sans Extrabold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ýchozí-subtitle">
      <style:graphic-properties draw:stroke="none" draw:stroke-dash="Fine_20_Dashed" svg:stroke-color="#ffffff" draw:fill="solid" draw:fill-color="#ffffff" draw:opacity="80%" draw:opacity-name="" draw:fill-image-width="0cm" draw:fill-image-height="0cm" draw:auto-grow-height="true" fo:min-height="3cm" draw:shadow="visible" draw:shadow-offset-x="-0.071cm" draw:shadow-offset-y="0.071cm" draw:shadow-color="#dddddd" draw:shadow-opacity="50%" text:animation="none" text:animation-repeat="0"/>
    </style:style>
    <style:style style:name="pr2" style:family="presentation" style:parent-style-name="Výchozí-subtitle">
      <style:graphic-properties draw:stroke="none" draw:stroke-dash="Fine_20_Dashed" svg:stroke-color="#ffffff" draw:fill="solid" draw:fill-color="#ffffff" draw:opacity="80%" draw:opacity-name="" draw:fill-image-width="0cm" draw:fill-image-height="0cm" draw:auto-grow-height="true" fo:min-height="2.2cm" draw:shadow="visible" draw:shadow-offset-x="-0.071cm" draw:shadow-offset-y="0.071cm" draw:shadow-color="#dddddd" draw:shadow-opacity="50%" text:animation="none" text:animation-repeat="0"/>
    </style:style>
    <style:style style:name="pr3" style:family="presentation" style:parent-style-name="Výchozí-notes">
      <style:graphic-properties draw:fill-color="#ffffff" draw:auto-grow-height="true" fo:min-height="13.364cm"/>
    </style:style>
    <style:style style:name="pr4" style:family="presentation" style:parent-style-name="Výchozí-subtitle" style:list-style-name="L2">
      <style:graphic-properties draw:stroke-dash="Fine_20_Dashed" svg:stroke-color="#ffffff" draw:fill="solid" draw:fill-color="#ffffff" draw:opacity="80%" draw:opacity-name="" draw:textarea-vertical-align="top" fo:min-height="17.8cm" draw:shadow="visible" draw:shadow-offset-x="-0.071cm" draw:shadow-offset-y="0.071cm" draw:shadow-color="#dddddd" draw:shadow-opacity="50%"/>
    </style:style>
    <style:style style:name="pr5" style:family="presentation" style:parent-style-name="Výchozí-notes">
      <style:graphic-properties draw:fill-color="#ffffff" fo:min-height="13.364cm"/>
    </style:style>
    <style:style style:name="pr6" style:family="presentation" style:parent-style-name="Výchozí-subtitle" style:list-style-name="L2">
      <style:graphic-properties draw:stroke-dash="Fine_20_Dashed" svg:stroke-color="#ffffff" draw:fill="solid" draw:fill-color="#ffffff" draw:opacity="80%" draw:opacity-name="" draw:textarea-vertical-align="top" fo:min-height="17.8cm" draw:shadow="visible" draw:shadow-offset-x="-0.071cm" draw:shadow-offset-y="0.071cm" draw:shadow-color="#dddddd" draw:shadow-opacity="50%"/>
    </style:style>
    <style:style style:name="pr7" style:family="presentation" style:parent-style-name="Výchozí-subtitle" style:list-style-name="L2">
      <style:graphic-properties draw:stroke-dash="Fine_20_Dashed" svg:stroke-color="#ffffff" draw:fill="solid" draw:fill-color="#ffffff" draw:opacity="80%" draw:opacity-name="" draw:textarea-vertical-align="top" fo:min-height="17.8cm" draw:shadow="visible" draw:shadow-offset-x="-0.071cm" draw:shadow-offset-y="0.071cm" draw:shadow-color="#dddddd" draw:shadow-opacity="50%"/>
    </style:style>
    <style:style style:name="pr8" style:family="presentation" style:parent-style-name="Výchozí-subtitle" style:list-style-name="L2">
      <style:graphic-properties draw:stroke-dash="Fine_20_Dashed" svg:stroke-color="#ffffff" draw:fill="solid" draw:fill-color="#ffffff" draw:opacity="80%" draw:opacity-name="" draw:textarea-vertical-align="top" fo:min-height="17.8cm" draw:shadow="visible" draw:shadow-offset-x="-0.071cm" draw:shadow-offset-y="0.071cm" draw:shadow-color="#dddddd" draw:shadow-opacity="50%"/>
    </style:style>
    <style:style style:name="pr9" style:family="presentation" style:parent-style-name="Výchozí-subtitle" style:list-style-name="L2">
      <style:graphic-properties draw:stroke-dash="Fine_20_Dashed" svg:stroke-color="#ffffff" draw:fill="solid" draw:fill-color="#ffffff" draw:opacity="80%" draw:opacity-name="" draw:textarea-vertical-align="top" fo:min-height="17.8cm" draw:shadow="visible" draw:shadow-offset-x="-0.071cm" draw:shadow-offset-y="0.071cm" draw:shadow-color="#dddddd" draw:shadow-opacity="50%"/>
    </style:style>
    <style:style style:name="pr10" style:family="presentation" style:parent-style-name="Výchozí-subtitle" style:list-style-name="L2">
      <style:graphic-properties draw:stroke-dash="Fine_20_Dashed" svg:stroke-color="#ffffff" draw:fill="solid" draw:fill-color="#ffffff" draw:opacity="80%" draw:opacity-name="" draw:textarea-vertical-align="top" fo:min-height="17.8cm" draw:shadow="visible" draw:shadow-offset-x="-0.071cm" draw:shadow-offset-y="0.071cm" draw:shadow-color="#dddddd" draw:shadow-opacity="50%"/>
    </style:style>
    <style:style style:name="pr11" style:family="presentation" style:parent-style-name="Výchozí-subtitle" style:list-style-name="L2">
      <style:graphic-properties draw:stroke-dash="Fine_20_Dashed" svg:stroke-color="#ffffff" draw:fill="solid" draw:fill-color="#ffffff" draw:opacity="80%" draw:opacity-name="" draw:textarea-vertical-align="middle" fo:min-height="17.8cm" draw:shadow="visible" draw:shadow-offset-x="-0.071cm" draw:shadow-offset-y="0.071cm" draw:shadow-color="#dddddd" draw:shadow-opacity="50%"/>
    </style:style>
    <style:style style:name="pr12" style:family="presentation" style:parent-style-name="Výchozí-subtitle" style:list-style-name="L2">
      <style:graphic-properties draw:stroke-dash="Fine_20_Dashed" svg:stroke-color="#ffffff" draw:fill="solid" draw:fill-color="#ffffff" draw:opacity="80%" draw:opacity-name="" draw:textarea-vertical-align="middle" fo:min-height="17.8cm" draw:shadow="visible" draw:shadow-offset-x="-0.071cm" draw:shadow-offset-y="0.071cm" draw:shadow-color="#dddddd" draw:shadow-opacity="50%"/>
    </style:style>
    <style:style style:name="P1" style:family="paragraph">
      <style:paragraph-properties fo:margin-left="0cm" fo:margin-right="0cm" fo:text-align="center" fo:text-indent="0cm">
        <style:tab-stops/>
      </style:paragraph-properties>
      <style:text-properties fo:color="#000080" style:font-name="Open Sans Extrabold" fo:font-size="48pt" fo:letter-spacing="0.106cm" fo:text-shadow="1pt 1pt" fo:font-weight="bold" style:letter-kerning="true" style:font-name-asian="Droid Sans Fallback" style:font-size-asian="48pt" style:font-weight-asian="bold" style:font-name-complex="Noto Sans Devanagari" style:font-size-complex="48pt" style:font-relief="embossed"/>
    </style:style>
    <style:style style:name="P2" style:family="paragraph">
      <loext:graphic-properties draw:fill="solid" draw:fill-color="#ffffff" draw:opacity="80%" draw:fill-image-width="0cm" draw:fill-image-height="0cm"/>
      <style:paragraph-properties>
        <style:tab-stops/>
      </style:paragraph-properties>
      <style:text-properties fo:color="#000080" style:text-outline="false" style:font-name="Open Sans Extrabold" fo:font-size="48pt" fo:letter-spacing="0.106cm" fo:language="cs" fo:country="CZ" fo:text-shadow="1pt 1pt" fo:font-weight="bold" style:font-size-asian="48pt" style:font-weight-asian="bold" style:font-size-complex="48pt" style:font-weight-complex="normal" style:font-relief="embossed"/>
    </style:style>
    <style:style style:name="P3" style:family="paragraph">
      <style:paragraph-properties fo:text-align="center">
        <style:tab-stops/>
      </style:paragraph-properties>
      <style:text-properties style:font-name="Open Sans Extrabold" fo:letter-spacing="0.106cm"/>
    </style:style>
    <style:style style:name="P4" style:family="paragraph">
      <loext:graphic-properties draw:fill="solid" draw:fill-color="#ffffff" draw:opacity="80%" draw:fill-image-width="0cm" draw:fill-image-height="0cm"/>
      <style:paragraph-properties fo:text-align="center">
        <style:tab-stops/>
      </style:paragraph-properties>
      <style:text-properties fo:color="#000080" style:text-outline="false" style:font-name="Open Sans Extrabold" fo:font-size="48pt" fo:letter-spacing="0.106cm" fo:language="cs" fo:country="CZ" fo:text-shadow="1pt 1pt" fo:font-weight="bold" style:font-size-asian="48pt" style:font-weight-asian="bold" style:font-size-complex="48pt" style:font-weight-complex="normal" style:font-relief="embossed"/>
    </style:style>
    <style:style style:name="P5" style:family="paragraph">
      <loext:graphic-properties draw:fill-color="#ffffff"/>
    </style:style>
    <style:style style:name="P6" style:family="paragraph">
      <style:paragraph-properties fo:margin-left="0.5cm" fo:margin-right="0cm" fo:margin-top="0.3cm" fo:margin-bottom="0cm" fo:text-align="start" fo:text-indent="0cm"/>
      <style:text-properties fo:color="#0000cc"/>
    </style:style>
    <style:style style:name="P7" style:family="paragraph">
      <loext:graphic-properties draw:fill="solid" draw:fill-color="#ffffff" draw:opacity="80%"/>
      <style:paragraph-properties fo:margin-left="1.245cm" fo:margin-right="0cm" fo:margin-top="0.3cm" fo:margin-bottom="0cm" fo:text-align="start" fo:text-indent="0cm"/>
      <style:text-properties fo:color="#0000cc" style:font-name="Open Sans Extrabold" fo:font-size="48pt" fo:letter-spacing="0.106cm" fo:text-shadow="1pt 1pt" fo:font-weight="bold" style:letter-kerning="true" style:font-name-asian="Droid Sans Fallback" style:font-size-asian="48pt" style:font-weight-asian="bold" style:font-name-complex="Noto Sans Devanagari" style:font-size-complex="48pt" style:font-relief="embossed"/>
    </style:style>
    <style:style style:name="P8" style:family="paragraph">
      <style:paragraph-properties fo:margin-left="0.5cm" fo:margin-right="0cm" fo:margin-top="0.3cm" fo:margin-bottom="0cm" fo:text-align="center" fo:text-indent="0cm"/>
      <style:text-properties fo:color="#0000cc"/>
    </style:style>
    <style:style style:name="P9" style:family="paragraph">
      <style:paragraph-properties fo:margin-left="0.5cm" fo:margin-right="0cm" fo:margin-top="0.3cm" fo:margin-bottom="0cm" fo:text-align="center" fo:text-indent="0cm"/>
      <style:text-properties fo:color="#0000cc" style:font-name="Open Sans" fo:font-weight="normal" style:font-weight-asian="normal" style:font-weight-complex="normal"/>
    </style:style>
    <style:style style:name="P10" style:family="paragraph">
      <loext:graphic-properties draw:fill="solid" draw:fill-color="#ffffff" draw:opacity="80%"/>
      <style:paragraph-properties fo:margin-left="1.245cm" fo:margin-right="0cm" fo:margin-top="0.3cm" fo:margin-bottom="0cm" fo:text-align="start" fo:text-indent="0cm"/>
      <style:text-properties fo:color="#0000cc" style:font-name="Open Sans" fo:font-size="48pt" fo:letter-spacing="0.106cm" fo:text-shadow="1pt 1pt" fo:font-weight="normal" style:letter-kerning="true" style:font-name-asian="Droid Sans Fallback" style:font-size-asian="48pt" style:font-weight-asian="normal" style:font-name-complex="Noto Sans Devanagari" style:font-size-complex="48pt" style:font-weight-complex="normal" style:font-relief="embossed"/>
    </style:style>
    <style:style style:name="T1" style:family="text">
      <style:text-properties style:font-name="Open Sans Extrabold"/>
    </style:style>
    <style:style style:name="T2" style:family="text">
      <style:text-properties fo:color="#0000ff" style:text-outline="false" style:font-name="Open Sans Extrabold" fo:font-size="32pt" fo:letter-spacing="0.106cm" fo:language="cs" fo:country="CZ" fo:text-shadow="none" fo:font-weight="bold" style:font-size-asian="32pt" style:font-weight-asian="bold" style:font-size-complex="32pt" style:font-weight-complex="bold" style:font-relief="embossed"/>
    </style:style>
    <style:style style:name="T3" style:family="text">
      <style:text-properties fo:color="#0000cc"/>
    </style:style>
    <style:style style:name="T4" style:family="text">
      <style:text-properties fo:color="#0000cc" fo:font-weight="bold" style:font-weight-asian="bold" style:font-weight-complex="bold"/>
    </style:style>
    <style:style style:name="T5" style:family="text">
      <style:text-properties fo:color="#0000cc" fo:letter-spacing="normal" fo:font-weight="bold" style:font-weight-asian="bold" style:font-weight-complex="bold"/>
    </style:style>
    <style:style style:name="T6" style:family="text">
      <style:text-properties fo:color="#0000cc" style:font-name="Arial Black" fo:font-size="54pt" fo:letter-spacing="0.212cm" style:font-size-asian="54pt" style:font-size-complex="54pt"/>
    </style:style>
    <style:style style:name="T7" style:family="text">
      <style:text-properties fo:color="#0000cc" style:font-name="Open Sans" fo:font-weight="normal" style:font-weight-asian="normal" style:font-weight-complex="normal"/>
    </style:style>
    <style:style style:name="T8" style:family="text">
      <style:text-properties fo:color="#0000cc" style:font-name="Open Sans Extrabold" fo:font-size="28pt" fo:letter-spacing="normal" fo:font-weight="normal" style:font-size-asian="28pt" style:font-weight-asian="normal" style:font-size-complex="28pt" style:font-weight-complex="normal"/>
    </style:style>
    <style:style style:name="T9" style:family="text">
      <style:text-properties fo:color="#0000cc" style:font-name="Open Sans" fo:font-size="28pt" fo:letter-spacing="normal" fo:font-weight="normal" style:font-size-asian="28pt" style:font-weight-asian="normal" style:font-size-complex="28pt" style:font-weight-complex="normal"/>
    </style:style>
    <style:style style:name="T10" style:family="text">
      <style:text-properties fo:color="#0000cc" style:font-name="Open Sans" fo:font-size="26pt" fo:letter-spacing="normal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draw:frame presentation:style-name="pr1" draw:text-style-name="P2" draw:layer="layout" svg:width="19.6cm" svg:height="3cm" svg:x="4.4cm" svg:y="1.6cm">
          <draw:text-box>
            <text:p text:style-name="P1"><text:span text:style-name="T1">OpenStreetMap.cz</text:span></text:p>
          </draw:text-box>
        </draw:frame>
        <draw:frame presentation:style-name="pr2" draw:text-style-name="P4" draw:layer="layout" svg:width="9.2cm" svg:height="2.2cm" svg:x="18cm" svg:y="16.8cm">
          <draw:text-box>
            <text:p text:style-name="P3"><text:span text:style-name="T2">Marián Kyra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1T0">
        <draw:frame presentation:style-name="pr4" draw:text-style-name="P7" draw:layer="layout" svg:width="25.2cm" svg:height="17.8cm" svg:x="1.2cm" svg:y="2.2cm" presentation:class="subtitle" presentation:user-transformed="true">
          <draw:text-box>
            <text:list text:style-name="L2">
              <text:list-header>
                <text:p text:style-name="P6"><text:span text:style-name="T3"/></text:p>
                <text:p text:style-name="P6"><text:span text:style-name="T3"><text:a xlink:href="http://openstreetmap.cz/" xlink:type="simple">http://openstreetmap.cz</text:a></text:span><text:span text:style-name="T3"> nebo </text:span><text:span text:style-name="T3"><text:a xlink:href="http://osmap.cz/" xlink:type="simple">http://osmap.cz</text:a></text:span></text:p>
                <text:p text:style-name="P6"><text:span text:style-name="T3"/></text:p>
              </text:list-header>
              <text:list-item>
                <text:p text:style-name="P6"><text:span text:style-name="T3">Portál české komunity OpenStreetMap</text:span></text:p>
                <text:p text:style-name="P6"><text:span text:style-name="T3"/></text:p>
              </text:list-item>
              <text:list-item>
                <text:p text:style-name="P6"><text:span text:style-name="T3">Měl by sloužit: </text:span></text:p>
                <text:list>
                  <text:list-item>
                    <text:p text:style-name="P6"><text:span text:style-name="T4">Mapperům</text:span><text:span text:style-name="T3"> - Informace o komunitě</text:span></text:p>
                  </text:list-item>
                  <text:list-item>
                    <text:p text:style-name="P6"><text:span text:style-name="T4">Zájemcům o mapování</text:span><text:span text:style-name="T3"> – informace jak se zapojit</text:span></text:p>
                  </text:list-item>
                  <text:list-item>
                    <text:p text:style-name="P6"><text:span text:style-name="T4">Běžným uživatelům</text:span><text:span text:style-name="T3"> – Mapová aplikace a informace o možném využití da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1T0">
        <draw:frame presentation:style-name="pr6" draw:text-style-name="P7" draw:layer="layout" svg:width="25.2cm" svg:height="17.8cm" svg:x="1.2cm" svg:y="2.2cm" presentation:class="subtitle" presentation:user-transformed="true">
          <draw:text-box>
            <text:list text:style-name="L2">
              <text:list-header>
                <text:p text:style-name="P6"><text:span text:style-name="T3"/></text:p>
              </text:list-header>
              <text:list-item>
                <text:p text:style-name="P6"><text:span text:style-name="T3">Stále beta ;-)</text:span></text:p>
              </text:list-item>
              <text:list-item>
                <text:p text:style-name="P6"><text:span text:style-name="T3">Má dvě části:</text:span></text:p>
                <text:list>
                  <text:list-item>
                    <text:p text:style-name="P6"><text:span text:style-name="T4">CMS</text:span></text:p>
                    <text:list>
                      <text:list-item>
                        <text:p text:style-name="P6"><text:span text:style-name="T3">Informace o OSM obecně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3">Informace o komunitě – projekty, galerie, lidé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4">Responzivní mapová aplikace</text:span></text:p>
                    <text:list>
                      <text:list-item>
                        <text:p text:style-name="P6"><text:span text:style-name="T3">Založeno na Leaflet, Bootstrap, jQuery</text:span></text:p>
                      </text:list-item>
                      <text:list-item>
                        <text:p text:style-name="P6"><text:span text:style-name="T3">Repozitář na Githubu</text:span></text:p>
                        <text:list>
                          <text:list-item>
                            <text:p text:style-name="P6"><text:span text:style-name="T3"><text:a xlink:href="https://github.com/osmcz/osmcz/" xlink:type="simple">https://github.com/osmcz/osmcz</text:a></text:span><text:span text:style-name="T3"> </text:span></text:p>
                          </text:list-item>
                          <text:list-item>
                            <text:p text:style-name="P6"><text:span text:style-name="T3">MIT licenc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1T0">
        <office:forms form:automatic-focus="false" form:apply-design-mode="false"/>
        <draw:frame presentation:style-name="pr7" draw:text-style-name="P7" draw:layer="layout" svg:width="25.2cm" svg:height="17.8cm" svg:x="1.2cm" svg:y="2.2cm" presentation:class="subtitle" presentation:user-transformed="true">
          <draw:text-box>
            <text:list text:style-name="L2">
              <text:list-header>
                <text:p text:style-name="P6"><text:span text:style-name="T3"/></text:p>
              </text:list-header>
              <text:list-item>
                <text:p text:style-name="P6"><text:span text:style-name="T3">Mnoho mapových podkladů a překryvných vrstev (vrstevnice, turistické trasy…)</text:span></text:p>
              </text:list-item>
              <text:list-item>
                <text:p text:style-name="P6"><text:span text:style-name="T3">Databáze fotek nejen rozcestníků a tabulí NS</text:span></text:p>
              </text:list-item>
              <text:list-item>
                <text:p text:style-name="P6"><text:span text:style-name="T3">Vrstva s chybějícími rozcestníky</text:span></text:p>
              </text:list-item>
              <text:list-item>
                <text:p text:style-name="P6"><text:span text:style-name="T3">Aktivní vrstva</text:span></text:p>
                <text:list>
                  <text:list-item>
                    <text:p text:style-name="P6"><text:span text:style-name="T3">Zobrazí další informace o bodu zájmu (POI)</text:span></text:p>
                    <text:list>
                      <text:list-item>
                        <text:p text:style-name="P6"><text:span text:style-name="T3">Otevírací dobu a kontakt na restauraci</text:span></text:p>
                      </text:list-item>
                      <text:list-item>
                        <text:p text:style-name="P6"><text:span text:style-name="T3">Fotku z wikipedie a link do wikipedie</text:span></text:p>
                      </text:list-item>
                      <text:list-item>
                        <text:p text:style-name="P6"><text:span text:style-name="T3">Fotku turistického rozcestníku</text:span></text:p>
                      </text:list-item>
                    </text:list>
                  </text:list-item>
                </text:list>
                <text:p text:style-name="P6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1T0">
        <office:forms form:automatic-focus="false" form:apply-design-mode="false"/>
        <draw:frame presentation:style-name="pr8" draw:text-style-name="P7" draw:layer="layout" svg:width="25.2cm" svg:height="17.8cm" svg:x="1.2cm" svg:y="2.2cm" presentation:class="subtitle" presentation:user-transformed="true">
          <draw:text-box>
            <text:list text:style-name="L2">
              <text:list-header>
                <text:p text:style-name="P8"><text:span text:style-name="T5">ToDo</text:span></text:p>
              </text:list-header>
              <text:list-item>
                <text:p text:style-name="P6"><text:span text:style-name="T3"><text:a xlink:href="https://github.com/osmcz/osmcz/issues" xlink:type="simple">https://github.com/osmcz/osmcz/issues</text:a></text:span></text:p>
                <text:p text:style-name="P6"><text:span text:style-name="T3"/></text:p>
              </text:list-item>
              <text:list-item>
                <text:p text:style-name="P6"><text:span text:style-name="T3">Bohatší a přehlednější přepínač vrstev</text:span></text:p>
                <text:list>
                  <text:list-item>
                    <text:p text:style-name="P6"><text:span text:style-name="T3">Integrace speciálních vrstev pro mappery</text:span></text:p>
                  </text:list-item>
                </text:list>
              </text:list-item>
              <text:list-item>
                <text:p text:style-name="P6"><text:span text:style-name="T3">Lepší vyhledávání</text:span></text:p>
              </text:list-item>
              <text:list-item>
                <text:p text:style-name="P6"><text:span text:style-name="T3">Routování – hledání nejvýhodnější trasy</text:span></text:p>
              </text:list-item>
              <text:list-item>
                <text:p text:style-name="P6"><text:span text:style-name="T3">Optimalizace Aktivní vrstvy</text:span></text:p>
              </text:list-item>
            </text:list>
            <text:list text:style-name="L3">
              <text:list-item>
                <text:p text:style-name="P6"><text:span text:style-name="T3">Nový formulář pro nahrávání fotek rozcestníků</text:span></text:p>
              </text:list-item>
            </text:list>
            <text:list text:style-name="L2">
              <text:list-item>
                <text:p text:style-name="P6"><text:span text:style-name="T3">Vyřešit problémy s https</text:span></text:p>
                <text:p text:style-name="P6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1T0">
        <office:forms form:automatic-focus="false" form:apply-design-mode="false"/>
        <draw:frame presentation:style-name="pr9" draw:text-style-name="P7" draw:layer="layout" svg:width="25.2cm" svg:height="17.8cm" svg:x="1.2cm" svg:y="2.2cm" presentation:class="subtitle" presentation:user-transformed="true">
          <draw:text-box>
            <text:list text:style-name="L2">
              <text:list-header>
                <text:p text:style-name="P6"><text:span text:style-name="T3"/></text:p>
              </text:list-header>
            </text:list>
            <text:list text:style-name="L3">
              <text:list-item>
                <text:p text:style-name="P6"><text:span text:style-name="T3">Další nástroje pro uživatele – měření vzdálenosti, odkazy do mapy</text:span></text:p>
              </text:list-item>
              <text:list-item>
                <text:p text:style-name="P6"><text:span text:style-name="T3">Nástroje pro mappery - průzkum prvků, OSM poznámky, výstupy automatických kontrol</text:span></text:p>
              </text:list-item>
            </text:list>
            <text:list text:style-name="L2">
              <text:list-item>
                <text:p text:style-name="P6"><text:span text:style-name="T3">Noční režim – rozsvítíme lampy</text:span></text:p>
              </text:list-item>
              <text:list-item>
                <text:p text:style-name="P6"><text:span text:style-name="T3">3D zobrazení</text:span></text:p>
              </text:list-item>
              <text:list-item>
                <text:p text:style-name="P6"><text:span text:style-name="T3">Zobrazovač interiérů</text:span></text:p>
                <text:p text:style-name="P6"><text:span text:style-name="T3"/></text:p>
              </text:list-item>
              <text:list-item>
                <text:p text:style-name="P6"><text:span text:style-name="T3">Další nápady vítány na Githubu, přes email dev(zavináč)openstreetmap.cz nebo na @talk-cz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1T0">
        <office:forms form:automatic-focus="false" form:apply-design-mode="false"/>
        <draw:frame presentation:style-name="pr10" draw:text-style-name="P7" draw:layer="layout" svg:width="25.2cm" svg:height="17.8cm" svg:x="1.2cm" svg:y="2.2cm" presentation:class="subtitle" presentation:user-transformed="true">
          <draw:text-box>
            <text:list text:style-name="L2">
              <text:list-header>
                <text:p text:style-name="P6"><text:span text:style-name="T3"/></text:p>
              </text:list-header>
            </text:list>
            <text:list text:style-name="L3">
              <text:list-header>
                <text:p text:style-name="P8"><text:span text:style-name="T3"/></text:p>
                <text:p text:style-name="P8"><text:span text:style-name="T3">Umíte javascript? </text:span></text:p>
                <text:p text:style-name="P8"><text:span text:style-name="T3">Nebo html5? </text:span></text:p>
                <text:p text:style-name="P8"><text:span text:style-name="T3">Nebo děláte do grafiky?</text:span></text:p>
                <text:p text:style-name="P6"><text:span text:style-name="T3"/></text:p>
                <text:p text:style-name="P8"><text:span text:style-name="T3">Přidejte se. </text:span></text:p>
                <text:p text:style-name="P8"><text:span text:style-name="T3"/></text:p>
                <text:p text:style-name="P8"><text:span text:style-name="T3">Jedinečná příležitost podílet se na vývoji mapové aplikace.</text:span></text:p>
              </text:list-header>
            </text:list>
            <text:list text:style-name="L2">
              <text:list-header>
                <text:p text:style-name="P6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1T0">
        <draw:frame presentation:style-name="pr11" draw:text-style-name="P7" draw:layer="layout" svg:width="25.2cm" svg:height="17.8cm" svg:x="1.2cm" svg:y="2.2cm" presentation:class="subtitle" presentation:user-transformed="true">
          <draw:text-box>
            <text:list text:style-name="L2">
              <text:list-header>
                <text:p text:style-name="P6"><text:span text:style-name="T3"/></text:p>
              </text:list-header>
            </text:list>
            <text:list text:style-name="L3">
              <text:list-header>
                <text:p text:style-name="P8"><text:span text:style-name="T6">Dotazy ?</text:span></text:p>
              </text:list-header>
            </text:list>
            <text:list text:style-name="L2">
              <text:list-header>
                <text:p text:style-name="P6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1T0">
        <office:forms form:automatic-focus="false" form:apply-design-mode="false"/>
        <draw:frame presentation:style-name="pr12" draw:text-style-name="P10" draw:layer="layout" svg:width="25.2cm" svg:height="17.8cm" svg:x="1.2cm" svg:y="2.2cm" presentation:class="subtitle" presentation:user-transformed="true">
          <draw:text-box>
            <text:list text:style-name="L2">
              <text:list-header>
                <text:p text:style-name="P9"><text:span text:style-name="T7"/></text:p>
              </text:list-header>
            </text:list>
            <text:list text:style-name="L3">
              <text:list-header>
                <text:p text:style-name="P9"><text:span text:style-name="T8">Marián Kyral</text:span><text:span text:style-name="T9"> (</text:span><text:span text:style-name="T9"><text:a xlink:href="mailto:mkyral@email.cz" xlink:type="simple">mkyral@email.cz</text:a></text:span><text:span text:style-name="T9">)</text:span></text:p>
                <text:p text:style-name="P9"><text:span text:style-name="T8">@talk-cz</text:span><text:span text:style-name="T9"> (</text:span><text:span text:style-name="T10"><text:a xlink:href="https://lists.openstreetmap.org/listinfo/talk-cz" xlink:type="simple">lists.openstreetmap.org/listinfo/talk-cz</text:a></text:span><text:span text:style-name="T9">) </text:span></text:p>
              </text:list-header>
            </text:list>
            <text:list text:style-name="L2">
              <text:list-header>
                <text:p text:style-name="P9"><text:span text:style-name="T8">Github organizace</text:span><text:span text:style-name="T9"> (</text:span><text:span text:style-name="T9"><text:a xlink:href="https://github.com/osmcz" xlink:type="simple">github.com/osmcz</text:a></text:span><text:span text:style-name="T9">)</text:span></text:p>
                <text:p text:style-name="P9"><text:span text:style-name="T9"/></text:p>
                <text:p text:style-name="P9"><text:span text:style-name="T9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Open Sans Extrabold" svg:font-family="'Open Sans Extrabold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fill-image draw:name="background" xlink:href="Pictures/1000020100000424000003178A321B8605676F9D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roid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bitmap" draw:fill-image-name="background" style:repeat="stretch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čísl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číslo&gt;</text:page-number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čísl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8T20:58:48.642989612</meta:creation-date>
    <dc:date>2016-10-08T23:38:10.570546473</dc:date>
    <meta:editing-duration>PT1H16M10S</meta:editing-duration>
    <meta:editing-cycles>25</meta:editing-cycles>
    <meta:generator>LibreOffice/5.1.4.2$Linux_X86_64 LibreOffice_project/10m0$Build-2</meta:generator>
    <meta:document-statistic meta:object-count="49"/>
  </office:meta>
</office:document-meta>
</file>